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e358" officeooo:paragraph-rsid="001de3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Task1:</text:p>
      <text:p text:style-name="P1"/>
      <text:p text:style-name="P1">first copy the rse_m3 folder into the ros2_ws/src folder</text:p>
      <text:p text:style-name="P1"/>
      <text:p text:style-name="P1">then use need to install the urdf_toturial packages</text:p>
      <text:p text:style-name="P1"/>
      <text:p text:style-name="P1">then to run the task1 you need to build the package first using</text:p>
      <text:p text:style-name="P1">colcon build</text:p>
      <text:p text:style-name="Standard"/>
      <text:p text:style-name="P1">then write the follwing command in a new terminal, you have to change the file path according to your system:</text:p>
      <text:p text:style-name="P1"/>
      <text:p text:style-name="Standard">ros2 launch urdf_tutorial display.launch.py model:=/home/ros/ros2_ws/src/rse_m3/urdf/task1.urdf</text:p>
      <text:p text:style-name="Standard"/>
      <text:p text:style-name="P1">and run the following command in a new terminal</text:p>
      <text:p text:style-name="Standard">ros2 launch rse_m3 task1.launch.py</text:p>
      <text:p text:style-name="Standard"/>
      <text:p text:style-name="P1">Task2:</text:p>
      <text:p text:style-name="P1">to run the task2 write the following command:</text:p>
      <text:p text:style-name="Standard">ros2 launch urdf_tutorial display.launch.py model:=/home/ros/ros2_ws/src/rse_m3/urdf/task2.urdf</text:p>
      <text:p text:style-name="Standard"/>
      <text:p text:style-name="P1">and inorder to generate a frame tree run the following command in a new terminal while runing the previous launch file:</text:p>
      <text:p text:style-name="Standard"/>
      <text:p text:style-name="Standard">ros2 run tf2_tools view_frames </text:p>
      <text:p text:style-name="Standard"/>
      <text:p text:style-name="P1">you may need to install the tf2_tool package.</text:p>
      <text:p text:style-name="P1"/>
      <text:p text:style-name="P1"/>
      <text:p text:style-name="P1">Task3-a </text:p>
      <text:p text:style-name="P1"/>
      <text:p text:style-name="P1">run the following command in a newterminal: </text:p>
      <text:p text:style-name="P1">ros2 launch urdf_tutorial display.launch.py model:=/home/ros/ros2_ws/src/rse_m3/urdf/task3.urdf</text:p>
      <text:p text:style-name="P1"/>
      <text:p text:style-name="P1"/>
      <text:p text:style-name="P1"/>
      <text:p text:style-name="P1">Task3-b</text:p>
      <text:p text:style-name="P1">run the following command in a new terminal:</text:p>
      <text:p text:style-name="P1">ros2 launch urdf_tutorial display.launch.py model:=/home/ros/ros2_ws/src/rse_m3/urdf/task3b.urdf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0:22:54.018529813</meta:creation-date>
    <dc:date>2024-09-02T17:43:07.091294277</dc:date>
    <meta:editing-duration>PT2H11M1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145" meta:character-count="1108" meta:non-whitespace-character-count="981"/>
  </office:meta>
</office:document-meta>
</file>